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UPDATE petEvent SET remark = "5 kittens, 3 female, 2 male" WHERE petname = "Fluffy";</text:p>
      <text:p text:style-name="Normal">DELETE FROM petEvent WHERE petname = "Slim" AND eventdate = "1977-08-03";</text:p>
      <text:p text:style-name="Normal">UPDATE petPet SET death = "2020-09-01" WHERE petname = "Puffball";</text:p>
      <text:p text:style-name="Normal">DELETE FROM petEvent WHERE petname = "Buffy";</text:p>
      <text:p text:style-name="Normal">DELETE FROM petPet WHERE petname = "Buffy";</text:p>
      <text:p text:style-name="Normal"/>
      <text:p text:style-name="Normal"/>
      <text:p text:style-name="Normal">INSERT INTO petPet VALUES</text:p>
      <text:p text:style-name="Normal">("Hammy","Diane","hamster","2010-10-30", NULL);</text:p>
      <text:p text:style-name="Normal"/>
      <text:p text:style-name="Normal"/>
      <text:p text:style-name="Normal">INSERT INTO petEvent VALUES</text:p>
      <text:p text:style-name="Normal">("Fluffy","2020-10-15","vet","antibiotics"),</text:p>
      <text:p text:style-name="Normal">("Hammy","2020-10-15","vet","antibiotics"),</text:p>
      <text:p text:style-name="Normal">("Claws","1997-08-03","vet","broken rib"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as Girdziusas</meta:initial-creator>
    <dc:creator>Reinhardas Girdziusas</dc:creator>
    <meta:creation-date>2024-10-27T20:25:00Z</meta:creation-date>
    <dc:date>2024-10-27T20:26:00Z</dc:date>
    <meta:template xlink:href="Normal" xlink:type="simple"/>
    <meta:editing-cycles>1</meta:editing-cycles>
    <meta:editing-duration>PT60S</meta:editing-duration>
    <meta:document-statistic meta:page-count="1" meta:paragraph-count="1" meta:word-count="82" meta:character-count="553" meta:row-count="3" meta:non-whitespace-character-count="472"/>
  </office:meta>
</office:document-meta>
</file>